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  <style:style style:name="Tableau2" style:family="table">
      <style:table-properties table:align="margins" style:width="5.92cm"/>
    </style:style>
    <style:style style:name="Tableau2.A" style:family="table-column">
      <style:table-column-properties style:column-width="2.96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able_20_Contents">P1 </text:p>
      <text:p text:style-name="Table_20_Contents">P1 address</text:p>
      <text:p text:style-name="Table_20_Contents">Oh a sub-table in the buffer</text:p>
      <table:table table:name="Tableau2" table:style-name="Tableau2">
        <table:table-column table:number-columns-repeated="2" table:style-name="Tableau2.A"/>
        <table:table-row>
          <table:table-cell office:value-type="string" table:style-name="Tableau2.A1">
            <text:p text:style-name="Table_20_Contents">a</text:p>
          </table:table-cell>
          <table:table-cell office:value-type="string" table:style-name="Tableau2.B1">
            <text:p text:style-name="Table_20_Contents">n</text:p>
          </table:table-cell>
        </table:table-row>
        <table:table-row>
          <table:table-cell office:value-type="string" table:style-name="Tableau2.A2">
            <text:p text:style-name="Table_20_Contents">d</text:p>
          </table:table-cell>
          <table:table-cell office:value-type="string" table:style-name="Tableau2.B2">
            <text:p text:style-name="Table_20_Contents">P1</text:p>
          </table:table-cell>
        </table:table-row>
      </table:table>
      <text:p text:style-name="Table_20_Contents"/>
      <text:p text:style-name="Table_20_Contents">P2 </text:p>
      <text:p text:style-name="Table_20_Contents">P2 address</text:p>
      <text:p text:style-name="Table_20_Contents">Oh a sub-table in the buffer</text:p>
      <table:table table:name="Tableau2" table:style-name="Tableau2">
        <table:table-column table:number-columns-repeated="2" table:style-name="Tableau2.A"/>
        <table:table-row>
          <table:table-cell office:value-type="string" table:style-name="Tableau2.A1">
            <text:p text:style-name="Table_20_Contents">a</text:p>
          </table:table-cell>
          <table:table-cell office:value-type="string" table:style-name="Tableau2.B1">
            <text:p text:style-name="Table_20_Contents">n</text:p>
          </table:table-cell>
        </table:table-row>
        <table:table-row>
          <table:table-cell office:value-type="string" table:style-name="Tableau2.A2">
            <text:p text:style-name="Table_20_Contents">d</text:p>
          </table:table-cell>
          <table:table-cell office:value-type="string" table:style-name="Tableau2.B2">
            <text:p text:style-name="Table_20_Contents">P2</text:p>
          </table:table-cell>
        </table:table-row>
      </table:table>
      <text:p text:style-name="Table_20_Contents"/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12:54</dc:date>
    <dc:language>fr-BE</dc:language>
    <meta:editing-cycles>10</meta:editing-cycles>
    <meta:editing-duration>PT10M4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3" meta:character-count="54"/>
  </office:meta>
</office:document-meta>
</file>